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>
        <style:tab-stops>
          <style:tab-stop style:position="0.728cm"/>
        </style:tab-stops>
      </style:paragraph-properties>
      <style:text-properties fo:language="en" fo:country="US"/>
    </style:style>
    <style:style style:name="P2" style:family="paragraph" style:parent-style-name="Standard">
      <style:paragraph-properties fo:text-align="justify" style:justify-single-word="false">
        <style:tab-stops>
          <style:tab-stop style:position="0.728cm"/>
        </style:tab-stops>
      </style:paragraph-properties>
      <style:text-properties fo:language="ru" fo:country="RU"/>
    </style:style>
    <style:style style:name="P3" style:family="paragraph" style:parent-style-name="Standard" style:list-style-name="L1">
      <style:paragraph-properties fo:text-align="justify" style:justify-single-word="false">
        <style:tab-stops>
          <style:tab-stop style:position="0.728cm"/>
        </style:tab-stops>
      </style:paragraph-properties>
      <style:text-properties fo:language="ru" fo:country="RU"/>
    </style:style>
    <style:style style:name="P4" style:family="paragraph" style:parent-style-name="Standard" style:list-style-name="L2">
      <style:paragraph-properties fo:text-align="justify" style:justify-single-word="false">
        <style:tab-stops>
          <style:tab-stop style:position="0.728cm"/>
        </style:tab-stops>
      </style:paragraph-properties>
      <style:text-properties fo:language="ru" fo:country="RU"/>
    </style:style>
    <style:style style:name="T1" style:family="text">
      <style:text-properties fo:language="ru" fo:country="RU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 text:start-value="4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799911744391915107" text:style-name="L1">
        <text:list-item>
          <text:p text:style-name="P3">В режиме ЧРЭП двигатель всегда пытается пуститься, в т.ч. при включении питания. При этом при пуске после включения питания или аварии — контроллер делает задержку на автопуск (от 20 до 60 сек) и за 10 сек до пуска начинает пищать.</text:p>
        </text:list-item>
        <text:list-item>
          <text:p text:style-name="P3">Если счетчик аварий в режиме ЧРЭП исчерпан, то запустить двигатель можно сбросом аварий с помощью тумблера или через модбас. При этом автопуск со звуком будет за заданное время.</text:p>
        </text:list-item>
        <text:list-item>
          <text:p text:style-name="P3">Во всех режимах перед пуском двигателя анализируются условия пуска по: 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3">а) Счетчику ЭТР, <text:s/>в настройку добавлю процент от максимального установленного значения счетчика ЭТР, <text:s/>при котором возможен пуск.</text:p>
                                      <text:p text:style-name="P3">По ЭТР тоже необходимо ввести счетчик АПВ.</text:p>
                                      <text:p text:style-name="P1"><text:span text:style-name="T1">б) Минимальное значение напряжения на </text:span>DC-<text:span text:style-name="T1">шине. Можно завести счетчик АПВ.</text:span></text:p>
                                      <text:p text:style-name="P3">в) По датчикам температуры тоже есть информация по тому, когда можно пускать двигатель. <text:s/>Можно завести счетчик АПВ.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/>
      <text:p text:style-name="P2"><text:s text:c="2"/>* В индикацию ошибок на БВИ нужно внести еще одно состояние: светодиод медленно мигает <text:s/>-</text:p>
      <text:p text:style-name="P2">значит нет подходящих условий для пуска двигателя. При этом, если светодиод не горит — аварии нет, если быстро мигает — то возникла авария, если горит постоянно — то счетчик АПВ по данному событию исчерпан.</text:p>
      <text:list xml:id="list7771354488760082645" text:style-name="L2">
        <text:list-item>
          <text:list>
            <text:list-item>
              <text:p text:style-name="P4">В режиме ЧРЭП и КП нельзя реагировать на кнопку «СТАРТ».</text:p>
            </text:list-item>
            <text:list-item>
              <text:p text:style-name="P4">В режиме ЧРЭП, если была нажата кнопка «СТОП», то сделать останов выбегом и запустить процедуру автозапуска.</text:p>
            </text:list-item>
            <text:list-item>
              <text:p text:style-name="P4">В режиме КП, если была нажата кнопка «СТОП», то остановить двигатель выбегом, признак вращения двигателя снимется. Повторный пуск можно осуществить только снятием и повторным включением внешнего сигнала «ПУСК».</text:p>
            </text:list-item>
            <text:list-item>
              <text:p text:style-name="P4">В режиме КП двигатель запускается с заданной задержкой, отличной от периода автозапуска, при этом нет никакого звукового сопровождения.</text:p>
            </text:list-item>
            <text:list-item>
              <text:p text:style-name="P4">Теперь по модбас нельзя пустить двигатель, можно только сбросить ошибку. <text:s text:c="19"/></text:p>
            </text:list-item>
            <text:list-item>
              <text:p text:style-name="P4">В режиме ЧРЭП должен быть пункт останова двигателя по модбас, сохраняемого в ЭНОЗУ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76cm" fo:margin-bottom="0.796cm" fo:margin-left="0.917cm" fo:margin-right="1.05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 N</meta:initial-creator>
    <meta:creation-date>2017-04-11T09:43:50.36</meta:creation-date>
    <dc:date>2017-04-12T11:16:34.03</dc:date>
    <dc:creator>R N</dc:creator>
    <meta:editing-duration>PT1H20M52S</meta:editing-duration>
    <meta:editing-cycles>5</meta:editing-cycles>
    <meta:generator>OpenOffice/4.1.1$Win32 OpenOffice.org_project/411m6$Build-9775</meta:generator>
    <meta:printed-by>R N</meta:printed-by>
    <meta:print-date>2017-04-11T11:10:52.19</meta:print-date>
    <meta:document-statistic meta:table-count="0" meta:image-count="0" meta:object-count="0" meta:page-count="1" meta:paragraph-count="15" meta:word-count="282" meta:character-count="1836"/>
  </office:meta>
</office:document-meta>
</file>